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b>
        <mi>f</mi>
        <mtext>B</mtext>
      </msub>
      <mrow>
        <mspace width="2em"/>
        <mo stretchy="false">=</mo>
        <mspace width="2em"/>
      </mrow>
      <msub>
        <mi>f</mi>
        <mtext>S</mtext>
      </msub>
      <mspace width="0.5em"/>
      <mfrac>
        <mrow>
          <mi>c</mi>
          <mspace width="2em"/>
          <mstyle color="green">
            <mrow>
              <mo stretchy="false">±</mo>
              <mspace width="2em"/>
            </mrow>
          </mstyle>
          <msub>
            <mi>v</mi>
            <mtext>B</mtext>
          </msub>
        </mrow>
        <mi>c</mi>
      </mfrac>
      <mrow>
        <mspace width="2em"/>
        <mo stretchy="false">=</mo>
        <mspace width="2em"/>
      </mrow>
      <msub>
        <mi>f</mi>
        <mtext>S</mtext>
      </msub>
      <mspace width="0.5em"/>
      <mrow>
        <mo fence="true" stretchy="true">(</mo>
        <mrow>
          <mrow>
            <mn>1</mn>
            <mspace width="2em"/>
            <mstyle color="green">
              <mrow>
                <mo stretchy="false">±</mo>
                <mspace width="2em"/>
              </mrow>
            </mstyle>
            <mfrac>
              <msub>
                <mi>v</mi>
                <mtext>B</mtext>
              </msub>
              <mi>c</mi>
            </mfrac>
          </mrow>
        </mrow>
        <mo fence="true" stretchy="true">)</mo>
      </mrow>
    </mrow>
    <annotation encoding="StarMath 5.0">f _"B" ~=~ f _"S" ` { c ~color green +-~ v _"B" } over c ~=~ f_"S" ` left ( 1 ~color green +-~ v _"B" over c right )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5T17:16:48.556000000</meta:creation-date>
    <dc:date>2015-04-15T18:03:04.805000000</dc:date>
    <meta:editing-duration>PT9M22S</meta:editing-duration>
    <meta:editing-cycles>3</meta:editing-cycles>
    <meta:generator>LibreOffice/4.3.4.1$Windows_x86 LibreOffice_project/bc356b2f991740509f321d70e4512a6a54c5f243</meta:generator>
  </office:meta>
</office:document-meta>
</file>